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1d50" officeooo:paragraph-rsid="00051d50"/>
    </style:style>
    <style:style style:name="P2" style:family="paragraph" style:parent-style-name="Standard" style:list-style-name="L1">
      <style:text-properties officeooo:paragraph-rsid="00051d50"/>
    </style:style>
    <style:style style:name="P3" style:family="paragraph" style:parent-style-name="Standard" style:list-style-name="L1">
      <style:text-properties officeooo:rsid="00051d50" officeooo:paragraph-rsid="00051d50"/>
    </style:style>
    <style:style style:name="P4" style:family="paragraph" style:parent-style-name="Standard" style:list-style-name="L2">
      <style:text-properties officeooo:rsid="00051d50" officeooo:paragraph-rsid="00051d50"/>
    </style:style>
    <style:style style:name="P5" style:family="paragraph" style:parent-style-name="Standard">
      <style:text-properties officeooo:rsid="000535be" officeooo:paragraph-rsid="000535be"/>
    </style:style>
    <style:style style:name="P6" style:family="paragraph" style:parent-style-name="Standard" style:list-style-name="L3">
      <style:text-properties officeooo:rsid="000535be" officeooo:paragraph-rsid="000535be"/>
    </style:style>
    <style:style style:name="P7" style:family="paragraph" style:parent-style-name="Standard">
      <style:text-properties officeooo:rsid="000641cf" officeooo:paragraph-rsid="000641cf"/>
    </style:style>
    <style:style style:name="T1" style:family="text">
      <style:text-properties officeooo:rsid="00051d5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f: Critiqued our communication. <text:line-break/>Team: We discussed what we’d done</text:p>
      <text:list text:style-name="L1">
        <text:list-item>
          <text:p text:style-name="P2"><text:span text:style-name="T1">Familiarized ourselves with the framework</text:span></text:p>
        </text:list-item>
        <text:list-item>
          <text:p text:style-name="P3">Started the dynamodb</text:p>
        </text:list-item>
        <text:list-item>
          <text:p text:style-name="P3">Documentation</text:p>
          <text:list>
            <text:list-item>
              <text:p text:style-name="P3">Mock-ups</text:p>
            </text:list-item>
            <text:list-item>
              <text:p text:style-name="P3">App framework</text:p>
            </text:list-item>
          </text:list>
        </text:list-item>
      </text:list>
      <text:p text:style-name="P1">Discussed client requirements</text:p>
      <text:list text:style-name="L2">
        <text:list-item>
          <text:p text:style-name="P4">Ticketing system</text:p>
        </text:list-item>
        <text:list-item>
          <text:p text:style-name="P4">Document sharing</text:p>
        </text:list-item>
        <text:list-item>
          <text:p text:style-name="P4">Messaging</text:p>
        </text:list-item>
        <text:list-item>
          <text:p text:style-name="P4">AWS services</text:p>
          <text:list>
            <text:list-item>
              <text:p text:style-name="P4">Dynamo-db</text:p>
            </text:list-item>
            <text:list-item>
              <text:p text:style-name="P4">Lambda</text:p>
            </text:list-item>
          </text:list>
        </text:list-item>
      </text:list>
      <text:p text:style-name="P1">Alessandro: Talked about time constraints</text:p>
      <text:p text:style-name="P1">Prof: reiterated that this class requires use to acquire knowledge very fast, communicate, and build projects.</text:p>
      <text:p text:style-name="P5">SRS:</text:p>
      <text:list text:style-name="L3">
        <text:list-item>
          <text:p text:style-name="P6">Title page</text:p>
          <text:list>
            <text:list-item>
              <text:p text:style-name="P6">date, app name, name of the doc, doc version number, </text:p>
            </text:list-item>
          </text:list>
        </text:list-item>
        <text:list-item>
          <text:p text:style-name="P6">ToC, section subsection</text:p>
        </text:list-item>
        <text:list-item>
          <text:p text:style-name="P6">Introduction</text:p>
        </text:list-item>
        <text:list-item>
          <text:p text:style-name="P6">Requirements</text:p>
          <text:list>
            <text:list-item>
              <text:p text:style-name="P6">Functional</text:p>
            </text:list-item>
            <text:list-item>
              <text:p text:style-name="P6">Non-functional</text:p>
            </text:list-item>
            <text:list-item>
              <text:p text:style-name="P6">Rank requirements</text:p>
            </text:list-item>
            <text:list-item>
              <text:p text:style-name="P6">analyze requirements</text:p>
            </text:list-item>
            <text:list-item>
              <text:p text:style-name="P6">classify requirements</text:p>
              <text:list>
                <text:list-item>
                  <text:p text:style-name="P6">are requirements realistic</text:p>
                </text:list-item>
              </text:list>
            </text:list-item>
          </text:list>
        </text:list-item>
        <text:list-item>
          <text:p text:style-name="P6">Conclusion</text:p>
        </text:list-item>
        <text:list-item>
          <text:p text:style-name="P6">High-level design (big picture)</text:p>
          <text:list>
            <text:list-item>
              <text:p text:style-name="P6">abstract, black box systems, interfaces</text:p>
            </text:list-item>
            <text:list-item>
              <text:p text:style-name="P6">communication, directionality, data flow</text:p>
            </text:list-item>
            <text:list-item>
              <text:p text:style-name="P6">UML diagrams</text:p>
            </text:list-item>
          </text:list>
        </text:list-item>
      </text:list>
      <text:p text:style-name="P5"/>
      <text:p text:style-name="P5">Prof: Do not share UML diagrams and text, don’t work together.</text:p>
      <text:p text:style-name="P5"><text:tab/>If we use diagrams and mock-ups from the client we must cite them.</text:p>
      <text:p text:style-name="P5">After creating our own SRS, we must create a combined SRS which will be presented to the professor.</text:p>
      <text:p text:style-name="P5"/>
      <text:p text:style-name="P7">Prof: Reiterates importance of time management and that we should track mileston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onnor Dunning</meta:initial-creator>
    <meta:creation-date>2025-01-27T15:59:35.401000000</meta:creation-date>
    <dc:date>2025-01-27T17:02:31.064000000</dc:date>
    <dc:creator>Connor Dunning</dc:creator>
    <meta:editing-duration>PT5M30S</meta:editing-duration>
    <meta:editing-cycles>1</meta:editing-cycles>
    <meta:document-statistic meta:table-count="0" meta:image-count="0" meta:object-count="0" meta:page-count="1" meta:paragraph-count="36" meta:word-count="181" meta:character-count="1104" meta:non-whitespace-character-count="983"/>
    <meta:generator>LibreOffice/24.8.4.2$Windows_X86_64 LibreOffice_project/bb3cfa12c7b1bf994ecc5649a80400d06cd71002</meta:generator>
  </office:meta>
</office:document-meta>
</file>